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angebot-umsetzung-erweiterte-spezifikation-v04"/>Angebot: Umsetzung Erweiterte Spezifikation V04<text:bookmark-end text:name="angebot-umsetzung-erweiterte-spezifikation-v04"/></text:h>
      <text:h text:style-name="Heading_20_2" text:outline-level="2"><text:bookmark-start text:name="zusammenfassung"/>Zusammenfassung<text:bookmark-end text:name="zusammenfassung"/></text:h>
      <text:p text:style-name="First_20_paragraph">Nach aufwändiger Analyse der V04-Spezifikation wurde festgestellt, dass <text:span text:style-name="T1">14 von 15 blau markierten Anforderungen umgesetzt werden können</text:span>. Die eine verbleibende Anforderung (ACCESS Bytes 0x08) basiert auf einem Missverständnis und entfällt.</text:p>
      <text:h text:style-name="Heading_20_2" text:outline-level="2"><text:bookmark-start text:name="anforderungen-aus-v04-spezifikation"/>Anforderungen aus V04-Spezifikation<text:bookmark-end text:name="anforderungen-aus-v04-spezifikation"/></text:h>
      <text:p text:style-name="First_20_paragraph">Alle <text:span text:style-name="T1">blau markierten</text:span> Änderungen aus der V04-Spezifikation werden wie folgt implementiert:</text:p>
      <text:h text:style-name="Heading_20_3" text:outline-level="3"><text:bookmark-start text:name="funktionsbaustein-0-fb0---offline"/>Funktionsbaustein 0 (FB0) - Offline<text:bookmark-end text:name="funktionsbaustein-0-fb0---offline"/></text:h>
      <text:list text:style-name="L1">
        <text:list-item>
          <text:p text:style-name="P1"><text:span text:style-name="T1">LED Status OFF</text:span> (keine LED im Reader und Leuchtring)</text:p>
        </text:list-item>
      </text:list>
      <text:h text:style-name="Heading_20_3" text:outline-level="3"><text:bookmark-start text:name="funktionsbaustein-1-fb1---uid-abfrage"/>Funktionsbaustein 1 (FB1) - UID Abfrage<text:bookmark-end text:name="funktionsbaustein-1-fb1---uid-abfrage"/></text:h>
      <text:list text:style-name="L2">
        <text:list-item>
          <text:p text:style-name="P2"><text:span text:style-name="T1">LED grün beim Aktivieren (Offline Mode)</text:span></text:p>
        </text:list-item>
        <text:list-item>
          <text:p text:style-name="P2"><text:span text:style-name="T1">LED-Steuerung über Reader</text:span></text:p>
        </text:list-item>
      </text:list>
      <text:h text:style-name="Heading_20_3" text:outline-level="3"><text:bookmark-start text:name="funktionsbaustein-2-fb2---mifare-classic"/>Funktionsbaustein 2 (FB2) - Mifare Classic<text:bookmark-end text:name="funktionsbaustein-2-fb2---mifare-classic"/></text:h>
      <text:list text:style-name="L3">
        <text:list-item>
          <text:p text:style-name="P3"><text:span text:style-name="T1">LED grün beim Aktivieren (Offline Mode)</text:span></text:p>
        </text:list-item>
        <text:list-item>
          <text:p text:style-name="P3"><text:span text:style-name="T1">LED-Steuerung: wechsel zwischen Offline Mode und LED - Farb Ansteuerung</text:span></text:p>
        </text:list-item>
        <text:list-item>
          <text:p text:style-name="P3"><text:span text:style-name="T1">Key A/B Default: FF FF FF FF FF FF</text:span></text:p>
        </text:list-item>
        <text:list-item>
          <text:p text:style-name="P3"><text:span text:style-name="T1">ACCESS Bytes (0x08)</text:span> - entfällt nach Klärung (NICHT nötig)</text:p>
        </text:list-item>
      </text:list>
      <text:h text:style-name="Heading_20_3" text:outline-level="3"><text:bookmark-start text:name="funktionsbaustein-3-fb3---tunnel-mode"/>Funktionsbaustein 3 (FB3) - Tunnel Mode<text:bookmark-end text:name="funktionsbaustein-3-fb3---tunnel-mode"/></text:h>
      <text:list text:style-name="L4">
        <text:list-item>
          <text:p text:style-name="P4"><text:span text:style-name="T1">Baudrate fest auf 115200, Änderung gesperrt</text:span></text:p>
        </text:list-item>
        <text:list-item>
          <text:p text:style-name="P4"><text:span text:style-name="T1">Telegramme zum Setzen der Baudrate abfangen und verhindern</text:span></text:p>
        </text:list-item>
        <text:list-item>
          <text:p text:style-name="P4"><text:span text:style-name="T1">Key A/B Default: FF FF FF FF FF FF</text:span></text:p>
        </text:list-item>
        <text:list-item>
          <text:p text:style-name="P4"><text:span text:style-name="T1">Zyklisch-/Einzel-Senden wird abgeschaltet</text:span> (sporadische Telegramme stören/verhindern einwandfreie Funktion des Tunnel Modes)</text:p>
        </text:list-item>
        <text:list-item>
          <text:p text:style-name="P4"><text:span text:style-name="T1">dadurch keine automatische LED-Steuerung (Offline Mode)</text:span></text:p>
        </text:list-item>
      </text:list>
      <text:h text:style-name="Heading_20_3" text:outline-level="3"><text:bookmark-start text:name="systemneustart-defaults"/>Systemneustart Defaults<text:bookmark-end text:name="systemneustart-defaults"/></text:h>
      <text:list text:style-name="L5">
        <text:list-item>
          <text:p text:style-name="P5"><text:span text:style-name="T1">Baudrate: Erkennung und automatische Korrektur auf 115200 kBd</text:span></text:p>
        </text:list-item>
        <text:list-item>
          <text:p text:style-name="P5"><text:span text:style-name="T1">Zyklisch Senden: ON</text:span></text:p>
        </text:list-item>
        <text:list-item>
          <text:p text:style-name="P5"><text:span text:style-name="T1">LED über Reader (Offline Mode)</text:span></text:p>
        </text:list-item>
        <text:list-item>
          <text:p text:style-name="P5"><text:span text:style-name="T1">FB1 aktiv beim Start</text:span></text:p>
        </text:list-item>
      </text:list>
      <text:h text:style-name="Heading_20_3" text:outline-level="3"><text:bookmark-start text:name="umfang"/>Umfang<text:bookmark-end text:name="umfang"/></text:h>
      <text:p text:style-name="First_20_paragraph"><text:span text:style-name="T1">Von 15 blau markierten Anforderungen:</text:span></text:p>
      <text:list text:style-name="L6">
        <text:list-item>
          <text:p text:style-name="P6"><text:span text:style-name="T1">14 werden implementiert</text:span> (inkl. Baudrate-Telegramm-Sperre in FB3)</text:p>
        </text:list-item>
        <text:list-item>
          <text:p text:style-name="P6"><text:span text:style-name="T1">1 entfällt</text:span> (ACCESS Bytes 0x08 - nach Klärung nicht erforderlich)</text:p>
        </text:list-item>
      </text:list>
      <text:h text:style-name="Heading_20_2" text:outline-level="2"><text:bookmark-start text:name="leistungsumfang"/>Leistungsumfang<text:bookmark-end text:name="leistungsumfang"/></text:h>
      <text:h text:style-name="Heading_20_3" text:outline-level="3"><text:bookmark-start text:name="1-analyse-und-klärung-bereits-erfolgt"/>1. Analyse und Klärung (bereits erfolgt)<text:bookmark-end text:name="1-analyse-und-klärung-bereits-erfolgt"/></text:h>
      <text:p text:style-name="First_20_paragraph"><text:span text:style-name="T1">Aufwand: ~8 Stunden</text:span></text:p>
      <text:list text:style-name="L7">
        <text:list-item>
          <text:p text:style-name="P7">Vollständige Analyse der V04-Spezifikation</text:p>
        </text:list-item>
        <text:list-item>
          <text:p text:style-name="P7"><text:span text:style-name="T1">Extraktion und Dokumentation aller 15 blau markierten Änderungen</text:span></text:p>
        </text:list-item>
        <text:list-item>
          <text:p text:style-name="P7"><text:span text:style-name="T1">Systematischer Abgleich jeder Anforderung:</text:span></text:p>
          <text:list text:style-name="L8">
            <text:list-item>
              <text:p text:style-name="P8">FB0: LED OFF Verhalten</text:p>
            </text:list-item>
            <text:list-item>
              <text:p text:style-name="P8">FB1: LED grün, Default beim Start</text:p>
            </text:list-item>
            <text:list-item>
              <text:p text:style-name="P8">FB2: LED grün, Key A/B Defaults, LED Offline, ACCESS Bytes</text:p>
            </text:list-item>
            <text:list-item>
              <text:p text:style-name="P8">FB3: Baudrate-Sperre, <text:span text:style-name="T1">Klärung dass zyklische Telegramme im Tunnel Mode zwingend verboten sind</text:span> (sporadische Telegramme stören/verhindern Funktion)</text:p>
            </text:list-item>
            <text:list-item>
              <text:p text:style-name="P8">Systemneustart: Alle Default-Werte</text:p>
            </text:list-item>
          </text:list>
        </text:list-item>
        <text:list-item>
          <text:p text:style-name="P7">Tiefenanalyse der Firmware-Architektur:</text:p>
          <text:list text:style-name="L9">
            <text:list-item>
              <text:p text:style-name="P9">Register-Handling und Trigger-Logik</text:p>
            </text:list-item>
            <text:list-item>
              <text:p text:style-name="P9">RFID-Authentifizierung und Block-Schreiben</text:p>
            </text:list-item>
            <text:list-item>
              <text:p text:style-name="P9">LED-Steuerung und Funktionsbausteinwechsel</text:p>
            </text:list-item>
            <text:list-item>
              <text:p text:style-name="P9">Default-Werte bei Systemneustart</text:p>
            </text:list-item>
            <text:list-item>
              <text:p text:style-name="P9">Modbus-Dokumentation</text:p>
            </text:list-item>
          </text:list>
        </text:list-item>
        <text:list-item>
          <text:p text:style-name="P7"><text:span text:style-name="T1">Identifikation des Missverständnisses bzgl. ACCESS Bytes (0x08)</text:span></text:p>
        </text:list-item>
        <text:list-item>
          <text:p text:style-name="P7">Multiple Iterationen mit Rückfragen und Korrekturen</text:p>
        </text:list-item>
        <text:list-item>
          <text:p text:style-name="P7">Klärung mit Ihnen über die tatsächliche Implementierung</text:p>
        </text:list-item>
      </text:list>
      <text:p text:style-name="First_20_paragraph"><text:span text:style-name="T1">Ergebnis:</text:span></text:p>
      <text:list text:style-name="L10">
        <text:list-item>
          <text:p text:style-name="P10"><text:span text:style-name="T1">14 Anforderungen spezifiziert und dokumentiert</text:span></text:p>
        </text:list-item>
        <text:list-item>
          <text:p text:style-name="P10"><text:span text:style-name="T1">1 Anforderung (ACCESS Bytes 0x08) als nicht erforderlich identifiziert:</text:span></text:p>
          <text:list text:style-name="L11">
            <text:list-item>
              <text:p text:style-name="P11">Die Firmware muss Key A/B NICHT zu einem Datenblock zusammenbauen</text:p>
            </text:list-item>
            <text:list-item>
              <text:p text:style-name="P11">ACCESS Bytes funktionieren bereits über Register 1018-1025 (identisch zu allen anderen Blöcken)</text:p>
            </text:list-item>
            <text:list-item>
              <text:p text:style-name="P11">Separate Register sind weder nötig noch sinnvoll</text:p>
            </text:list-item>
          </text:list>
        </text:list-item>
        <text:list-item>
          <text:p text:style-name="P10"><text:span text:style-name="T1">Wichtige Klärung zu FB3 (Tunnel Mode):</text:span></text:p>
          <text:list text:style-name="L12">
            <text:list-item>
              <text:p text:style-name="P12">Zyklische und Einzel-Senden-Telegramme MÜSSEN zwingend abgeschaltet werden</text:p>
            </text:list-item>
            <text:list-item>
              <text:p text:style-name="P12">Sporadische automatische Telegramme stören/verhindern die einwandfreie Funktion im Tunnel Mode</text:p>
            </text:list-item>
            <text:list-item>
              <text:p text:style-name="P12">Diese Klärung war essenziell für die korrekte Implementierung</text:p>
            </text:list-item>
          </text:list>
        </text:list-item>
      </text:list>
      <text:h text:style-name="Heading_20_3" text:outline-level="3"><text:bookmark-start text:name="2-firmware-implementierung"/>2. Firmware-Implementierung<text:bookmark-end text:name="2-firmware-implementierung"/></text:h>
      <text:h text:style-name="Heading_20_4" text:outline-level="4"><text:bookmark-start text:name="21-funktionsbaustein-0-fb0"/>2.1 Funktionsbaustein 0 (FB0)<text:bookmark-end text:name="21-funktionsbaustein-0-fb0"/></text:h>
      <text:list text:style-name="L13">
        <text:list-item>
          <text:p text:style-name="P13">LED Status OFF beim Aktivieren</text:p>
        </text:list-item>
        <text:list-item>
          <text:p text:style-name="P13">Keine automatische LED-Steuerung</text:p>
        </text:list-item>
      </text:list>
      <text:h text:style-name="Heading_20_4" text:outline-level="4"><text:bookmark-start text:name="22-funktionsbaustein-1-fb1"/>2.2 Funktionsbaustein 1 (FB1)<text:bookmark-end text:name="22-funktionsbaustein-1-fb1"/></text:h>
      <text:list text:style-name="L14">
        <text:list-item>
          <text:p text:style-name="P14">LED grün beim Aktivieren (Offline Mode)</text:p>
        </text:list-item>
        <text:list-item>
          <text:p text:style-name="P14">LED-Steuerung über Reader aktivieren</text:p>
        </text:list-item>
        <text:list-item>
          <text:p text:style-name="P14">FB1 als Default beim Systemneustart</text:p>
        </text:list-item>
      </text:list>
      <text:h text:style-name="Heading_20_4" text:outline-level="4"><text:bookmark-start text:name="23-funktionsbaustein-2-fb2"/>2.3 Funktionsbaustein 2 (FB2)<text:bookmark-end text:name="23-funktionsbaustein-2-fb2"/></text:h>
      <text:list text:style-name="L15">
        <text:list-item>
          <text:p text:style-name="P15">LED grün beim Aktivieren (Offline Mode)</text:p>
        </text:list-item>
        <text:list-item>
          <text:p text:style-name="P15">LED-Steuerung über Reader aktivieren</text:p>
        </text:list-item>
        <text:list-item>
          <text:p text:style-name="P15">Key A/B Default-Werte: FF FF FF FF FF FF</text:p>
        </text:list-item>
        <text:list-item>
          <text:p text:style-name="P15">LED Offline Funktion (0x14) implementieren</text:p>
        </text:list-item>
      </text:list>
      <text:h text:style-name="Heading_20_4" text:outline-level="4"><text:bookmark-start text:name="24-funktionsbaustein-3-fb3"/>2.4 Funktionsbaustein 3 (FB3)<text:bookmark-end text:name="24-funktionsbaustein-3-fb3"/></text:h>
      <text:list text:style-name="L16">
        <text:list-item>
          <text:p text:style-name="P16">Baudrate fest auf 115200, Änderungen sperren</text:p>
        </text:list-item>
        <text:list-item>
          <text:p text:style-name="P16"><text:span text:style-name="T1">Telegramme zum Setzen der Baudrate abfangen und verhindern</text:span></text:p>
        </text:list-item>
        <text:list-item>
          <text:p text:style-name="P16">Key A/B Default-Werte: FF FF FF FF FF FF</text:p>
        </text:list-item>
        <text:list-item>
          <text:p text:style-name="P16">Einzel- und Zyklisch-Senden abschalten</text:p>
        </text:list-item>
        <text:list-item>
          <text:p text:style-name="P16">Keine automatische LED-Steuerung</text:p>
        </text:list-item>
      </text:list>
      <text:h text:style-name="Heading_20_4" text:outline-level="4"><text:bookmark-start text:name="25-systemneustart"/>2.5 Systemneustart<text:bookmark-end text:name="25-systemneustart"/></text:h>
      <text:list text:style-name="L17">
        <text:list-item>
          <text:p text:style-name="P17">Baudrate-Erkennung und automatische Korrektur auf 115200</text:p>
        </text:list-item>
        <text:list-item>
          <text:p text:style-name="P17">Zyklisch Senden: ON</text:p>
        </text:list-item>
        <text:list-item>
          <text:p text:style-name="P17">LED über Reader (Offline Mode)</text:p>
        </text:list-item>
        <text:list-item>
          <text:p text:style-name="P17">FB1 aktivieren</text:p>
        </text:list-item>
      </text:list>
      <text:h text:style-name="Heading_20_4" text:outline-level="4"><text:bookmark-start text:name="26-testing-und-debugging"/>2.6 Testing und Debugging<text:bookmark-end text:name="26-testing-und-debugging"/></text:h>
      <text:list text:style-name="L18">
        <text:list-item>
          <text:p text:style-name="P18">Funktionstest aller 4 Funktionsbausteine und Änderungen</text:p>
        </text:list-item>
        <text:list-item>
          <text:p text:style-name="P18">Wechsel zwischen Funktionsbausteinen</text:p>
        </text:list-item>
        <text:list-item>
          <text:p text:style-name="P18">Systemneustart-Verhalten</text:p>
        </text:list-item>
        <text:list-item>
          <text:p text:style-name="P18">LED-Verhalten</text:p>
        </text:list-item>
      </text:list>
      <text:h text:style-name="Heading_20_3" text:outline-level="3"><text:bookmark-start text:name="3-gui-test-tool-erweiterung"/>3. GUI Test Tool Erweiterung<text:bookmark-end text:name="3-gui-test-tool-erweiterung"/></text:h>
      <text:list text:style-name="L19">
        <text:list-item>
          <text:p text:style-name="P19">Anpassung des GUI Test Tools an die geänderten Funktionsbausteine</text:p>
        </text:list-item>
        <text:list-item>
          <text:p text:style-name="P19">Default-Werte anzeigen und setzen (Key A/B: FF FF FF FF FF FF)</text:p>
        </text:list-item>
        <text:list-item>
          <text:p text:style-name="P19">Baudrate-Sperre in FB3 visualisieren und testen</text:p>
        </text:list-item>
        <text:list-item>
          <text:p text:style-name="P19">Zyklisch-Senden Steuerung mit und ohne Ansteuerung der LED</text:p>
        </text:list-item>
        <text:list-item>
          <text:p text:style-name="P19">Test der Farbe und aktivieren der Offline LED Ansteuerung Funktion (0x14, ...) für FB2</text:p>
        </text:list-item>
      </text:list>
      <text:h text:style-name="Heading_20_3" text:outline-level="3"><text:bookmark-start text:name="4-dokumentation-erweitern-optional-empfohlen"/>4. Dokumentation erweitern (optional, empfohlen)<text:bookmark-end text:name="4-dokumentation-erweitern-optional-empfohlen"/></text:h>
      <text:p text:style-name="First_20_paragraph"><text:span text:style-name="T1">Aufwand: 2-3 Stunden</text:span></text:p>
      <text:list text:style-name="L20">
        <text:list-item>
          <text:p text:style-name="P20">Neue Dokumentationsdatei für Trailer Blocks</text:p>
          <text:list text:style-name="L21">
            <text:list-item>
              <text:p text:style-name="P21">Trailer Block Struktur erklären (Key A, ACCESS Bits, Key B)</text:p>
            </text:list-item>
            <text:list-item>
              <text:p text:style-name="P21">Beispiele für Trailer Block schreiben</text:p>
            </text:list-item>
            <text:list-item>
              <text:p text:style-name="P21">Häufige Fehler dokumentieren</text:p>
            </text:list-item>
            <text:list-item>
              <text:p text:style-name="P21">Warnung vor Key-Synchronisation</text:p>
            </text:list-item>
          </text:list>
        </text:list-item>
        <text:list-item>
          <text:p text:style-name="P20">Bestehende Modbus-Dokumentation referenzieren und anpassen</text:p>
        </text:list-item>
      </text:list>
      <text:h text:style-name="Heading_20_2" text:outline-level="2"><text:bookmark-start text:name="gesamtaufwand"/>Gesamtaufwand<text:bookmark-end text:name="gesamtaufwand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Position</text:p>
            </table:table-cell>
            <table:table-cell table:style-name="TableHeaderRowCell" office:value-type="string">
              <text:p text:style-name="Table_20_Heading">Aufwand</text:p>
            </table:table-cell>
            <table:table-cell table:style-name="TableHeaderRowCell" office:value-type="string">
              <text:p text:style-name="Table_20_Heading">Status</text:p>
            </table:table-cell>
          </table:table-row>
        </table:table-header-rows>
        <table:table-row>
          <table:table-cell table:style-name="TableRowCell" office:value-type="string">
            <text:p text:style-name="Table_20_Contents">Analyse und Klärung</text:p>
          </table:table-cell>
          <table:table-cell table:style-name="TableRowCell" office:value-type="string">
            <text:p text:style-name="Table_20_Contents">8 Stunden</text:p>
          </table:table-cell>
          <table:table-cell table:style-name="TableRowCell" office:value-type="string">
            <text:p text:style-name="Table_20_Contents">Erledigt</text:p>
          </table:table-cell>
        </table:table-row>
        <table:table-row>
          <table:table-cell table:style-name="TableRowCell" office:value-type="string">
            <text:p text:style-name="Table_20_Contents">Firmware-Implementierung</text:p>
          </table:table-cell>
          <table:table-cell table:style-name="TableRowCell" office:value-type="string">
            <text:p text:style-name="Table_20_Contents">15-20 Stunden</text:p>
          </table:table-cell>
          <table:table-cell table:style-name="TableRowCell" office:value-type="string">
            <text:p text:style-name="Table_20_Contents">Ausstehend</text:p>
          </table:table-cell>
        </table:table-row>
        <table:table-row>
          <table:table-cell table:style-name="TableRowCell" office:value-type="string">
            <text:p text:style-name="Table_20_Contents">GUI Test Tool Erweiterung</text:p>
          </table:table-cell>
          <table:table-cell table:style-name="TableRowCell" office:value-type="string">
            <text:p text:style-name="Table_20_Contents">4-6 Stunden</text:p>
          </table:table-cell>
          <table:table-cell table:style-name="TableRowCell" office:value-type="string">
            <text:p text:style-name="Table_20_Contents">Ausstehend</text:p>
          </table:table-cell>
        </table:table-row>
        <table:table-row>
          <table:table-cell table:style-name="TableRowCell" office:value-type="string">
            <text:p text:style-name="Table_20_Contents">Dokumentation erweitern (optional)</text:p>
          </table:table-cell>
          <table:table-cell table:style-name="TableRowCell" office:value-type="string">
            <text:p text:style-name="Table_20_Contents">2-3 Stunden</text:p>
          </table:table-cell>
          <table:table-cell table:style-name="TableRowCell" office:value-type="string">
            <text:p text:style-name="Table_20_Contents">Ausstehend</text:p>
          </table:table-cell>
        </table:table-row>
        <table:table-row>
          <table:table-cell table:style-name="TableRowCell" office:value-type="string">
            <text:p text:style-name="Table_20_Contents"><text:span text:style-name="T1">Gesamt (mit Dokumentation)</text:span></text:p>
          </table:table-cell>
          <table:table-cell table:style-name="TableRowCell" office:value-type="string">
            <text:p text:style-name="Table_20_Contents"><text:span text:style-name="T1">29-37 Stunden</text:span>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1">Gesamt (ohne Dokumentation)</text:span></text:p>
          </table:table-cell>
          <table:table-cell table:style-name="TableRowCell" office:value-type="string">
            <text:p text:style-name="Table_20_Contents"><text:span text:style-name="T1">27-34 Stunden</text:span></text:p>
          </table:table-cell>
          <table:table-cell table:style-name="TableRowCell" office:value-type="string">
            <text:p text:style-name="Table_20_Contents"/>
          </table:table-cell>
        </table:table-row>
      </table:table>
      <text:h text:style-name="Heading_20_2" text:outline-level="2"><text:bookmark-start text:name="konditionen-für-abschluss"/>Konditionen für Abschluss<text:bookmark-end text:name="konditionen-für-abschluss"/></text:h>
      <text:p text:style-name="First_20_paragraph">Für den Abschluss dieser Implementierung gelten folgende Bedingungen:</text:p>
      <text:h text:style-name="Heading_20_3" text:outline-level="3"><text:bookmark-start text:name="1-testplan-vorlegen-und-gui-test-tool-verwenden"/>1. Testplan vorlegen und GUI Test Tool verwenden<text:bookmark-end text:name="1-testplan-vorlegen-und-gui-test-tool-verwenden"/></text:h>
      <text:p text:style-name="First_20_paragraph">Der Kunde verpflichtet sich, vor Abnahme einen Testplan vorzulegen, der mindestens folgende Szenarien abdeckt:</text:p>
      <text:p text:style-name="Text_20_body"><text:span text:style-name="T1">Funktionsbausteine:</text:span></text:p>
      <text:list text:style-name="L22">
        <text:list-item>
          <text:p text:style-name="P22"><text:span text:style-name="T1">Test FB0:</text:span> LED OFF beim Aktivieren</text:p>
        </text:list-item>
        <text:list-item>
          <text:p text:style-name="P22"><text:span text:style-name="T1">Test FB1:</text:span> LED grün, UID Abfrage funktioniert</text:p>
        </text:list-item>
        <text:list-item>
          <text:p text:style-name="P22"><text:span text:style-name="T1">Test FB2:</text:span> LED grün, Mifare Classic lesen/schreiben,</text:p>
        </text:list-item>
        <text:list-item>
          <text:p text:style-name="P22"><text:span text:style-name="T1">Test FB2:</text:span> LED Offline mode</text:p>
        </text:list-item>
        <text:list-item>
          <text:p text:style-name="P22"><text:span text:style-name="T1">Test FB2:</text:span> LED LED Farb Modi</text:p>
        </text:list-item>
        <text:list-item>
          <text:p text:style-name="P22"><text:span text:style-name="T1">Test FB3:</text:span> Tunnel Mode, Baudrate gesperrt</text:p>
        </text:list-item>
        <text:list-item>
          <text:p text:style-name="P22"><text:span text:style-name="T1">Test Systemneustart:</text:span> Baudrate korrektur auf 115200, FB1 aktiv, Zyklisch Senden ON</text:p>
        </text:list-item>
      </text:list>
      <text:p text:style-name="First_20_paragraph"><text:span text:style-name="T1">Trailer Blocks:</text:span></text:p>
      <text:list text:style-name="L23">
        <text:list-item>
          <text:p text:style-name="P23"><text:span text:style-name="T1">Test 1:</text:span> Trailer Block lesen (z.B. Block 7)</text:p>
        </text:list-item>
        <text:list-item>
          <text:p text:style-name="P23"><text:span text:style-name="T1">Test 2:</text:span> Trailer Block schreiben mit neuen ACCESS Bits</text:p>
        </text:list-item>
        <text:list-item>
          <text:p text:style-name="P23"><text:span text:style-name="T1">Test 3:</text:span> Trailer Block schreiben mit neuen Keys</text:p>
        </text:list-item>
        <text:list-item>
          <text:p text:style-name="P23"><text:span text:style-name="T1">Test 4:</text:span> Fehlerfall - falsche Authentifizierung</text:p>
        </text:list-item>
      </text:list>
      <text:p text:style-name="First_20_paragraph"><text:span text:style-name="T1">GUI Test Tool Verpflichtung:</text:span></text:p>
      <text:list text:style-name="L24">
        <text:list-item>
          <text:p text:style-name="P24">Der Kunde verpflichtet sich, eventuelle Fehler mit dem <text:span text:style-name="T1">GUI Test Tool nachzuvollziehen</text:span></text:p>
        </text:list-item>
        <text:list-item>
          <text:p text:style-name="P24">Das GUI Test Tool ermöglicht eine schnellere und präzisere Fehlerdiagnose</text:p>
        </text:list-item>
        <text:list-item>
          <text:p text:style-name="P24">Fehlermeldungen ohne GUI Test Tool Protokoll können nicht bearbeitet werden</text:p>
        </text:list-item>
      </text:list>
      <text:h text:style-name="Heading_20_3" text:outline-level="3"><text:bookmark-start text:name="2-spezifikation-v04-3-durch-kunde-erstellen"/>2. Spezifikation V04-3 durch Kunde erstellen<text:bookmark-end text:name="2-spezifikation-v04-3-durch-kunde-erstellen"/></text:h>
      <text:p text:style-name="First_20_paragraph">Der Kunde erstellt die korrigierte Spezifikation V04-3:</text:p>
      <text:list text:style-name="L25">
        <text:list-item>
          <text:p text:style-name="P25">Punkt "0x08 ACCESS Bytes werden übertragen" entfernen (Seite 2)</text:p>
        </text:list-item>
        <text:list-item>
          <text:p text:style-name="P25">Historie-Eintrag ergänzen (Änderung aufgrund Klärung)</text:p>
        </text:list-item>
        <text:list-item>
          <text:p text:style-name="P25">Neues Datum und Version setzen</text:p>
        </text:list-item>
      </text:list>
      <text:h text:style-name="Heading_20_3" text:outline-level="3"><text:bookmark-start text:name="3-neue-issues-ausschließlich-über-github"/>3. Neue Issues ausschließlich über GitHub<text:bookmark-end text:name="3-neue-issues-ausschließlich-über-github"/></text:h>
      <text:p text:style-name="First_20_paragraph">Alle zukünftigen Anforderungen und Problemmeldungen erfolgen ausschließlich über:</text:p>
      <text:list text:style-name="L26">
        <text:list-item>
          <text:p text:style-name="P26"><text:span text:style-name="T1">GitHub Issues</text:span> im Repository</text:p>
        </text:list-item>
        <text:list-item>
          <text:p text:style-name="P26"><text:span text:style-name="T1">Verwendung der bereitgestellten Templates:</text:span></text:p>
          <text:list text:style-name="L27">
            <text:list-item>
              <text:p text:style-name="P27">Bug Report</text:p>
            </text:list-item>
            <text:list-item>
              <text:p text:style-name="P27">Feature Request</text:p>
            </text:list-item>
            <text:list-item>
              <text:p text:style-name="P27">Documentation Request</text:p>
            </text:list-item>
            <text:list-item>
              <text:p text:style-name="P27">Test Plan</text:p>
            </text:list-item>
          </text:list>
        </text:list-item>
      </text:list>
      <text:p text:style-name="First_20_paragraph"><text:span text:style-name="T1">Vorteil für beide Seiten:</text:span></text:p>
      <text:list text:style-name="L28">
        <text:list-item>
          <text:p text:style-name="P28">Nachvollziehbare Kommunikation</text:p>
        </text:list-item>
        <text:list-item>
          <text:p text:style-name="P28">Klare Spezifikation</text:p>
        </text:list-item>
        <text:list-item>
          <text:p text:style-name="P28">Vermeidung von Missverständnissen</text:p>
        </text:list-item>
        <text:list-item>
          <text:p text:style-name="P28">Historische Nachvollziehbarkeit</text:p>
        </text:list-item>
      </text:list>
      <text:h text:style-name="Heading_20_2" text:outline-level="2"><text:bookmark-start text:name="preis"/>Preis<text:bookmark-end text:name="preis"/></text:h>
      <text:p text:style-name="First_20_paragraph">**Pauschalpreis für Abschluss Erweiterte Spezifikation V04</text:p>
      <text:list text:style-name="L29">
        <text:list-item>
          <text:p text:style-name="P29"><text:span text:style-name="T1">Mit Dokumentation: [Ihr Stundensatz] × 37 Stunden</text:span></text:p>
          <text:list text:style-name="L30">
            <text:list-item>
              <text:p text:style-name="P30">8 Stunden Analyse (bereits geleistet)</text:p>
            </text:list-item>
            <text:list-item>
              <text:p text:style-name="P30">20 Stunden Firmware-Implementierung (geschätzt)</text:p>
            </text:list-item>
            <text:list-item>
              <text:p text:style-name="P30">6 Stunden GUI Test Tool Erweiterung</text:p>
            </text:list-item>
            <text:list-item>
              <text:p text:style-name="P30">3 Stunden Dokumentation</text:p>
            </text:list-item>
          </text:list>
        </text:list-item>
        <text:list-item>
          <text:p text:style-name="P29"><text:span text:style-name="T1">Ohne Dokumentation: [Ihr Stundensatz] × 34 Stunden</text:span></text:p>
          <text:list text:style-name="L31">
            <text:list-item>
              <text:p text:style-name="P31">8 Stunden Analyse (bereits geleistet)</text:p>
            </text:list-item>
            <text:list-item>
              <text:p text:style-name="P31">20 Stunden Firmware-Implementierung (geschätzt)</text:p>
            </text:list-item>
            <text:list-item>
              <text:p text:style-name="P31">6 Stunden GUI Test Tool Erweiterung</text:p>
            </text:list-item>
          </text:list>
        </text:list-item>
      </text:list>
      <text:p text:style-name="First_20_paragraph"><text:span text:style-name="T1">Hinweis:</text:span></text:p>
      <text:list text:style-name="L32">
        <text:list-item>
          <text:p text:style-name="P32">Firmware-Implementierung kann nach Aufwand (15-20h) abgerechnet werden</text:p>
        </text:list-item>
        <text:list-item>
          <text:p text:style-name="P32">GUI Test Tool Erweiterung kann nach Aufwand (4-6h) abgerechnet werden</text:p>
        </text:list-item>
        <text:list-item>
          <text:p text:style-name="P32">Spezifikation V04-3 wird vom Kunden erstellt (nicht im Preis enthalten)</text:p>
        </text:list-item>
      </text:list>
      <text:h text:style-name="Heading_20_2" text:outline-level="2"><text:bookmark-start text:name="lieferumfang"/>Lieferumfang<text:bookmark-end text:name="lieferumfang"/></text:h>
      <text:p text:style-name="First_20_paragraph">Nach Abschluss erhalten Sie:</text:p>
      <text:list text:style-name="L33">
        <text:list-item>
          <text:p text:style-name="P33"><text:span text:style-name="T1">Vollständige Analyse-Dokumentation</text:span> (sofern nicht bereits erstellt und zugesandt)</text:p>
          <text:list text:style-name="L34">
            <text:list-item>
              <text:p text:style-name="P34">Detaillierte Erklärung des Missverständnisses</text:p>
            </text:list-item>
            <text:list-item>
              <text:p text:style-name="P34">Firmware-Architektur-Analyse und Nachweise</text:p>
            </text:list-item>
          </text:list>
        </text:list-item>
        <text:list-item>
          <text:p text:style-name="P33"><text:span text:style-name="T1">Firmware-Update</text:span></text:p>
          <text:list text:style-name="L35">
            <text:list-item>
              <text:p text:style-name="P35">Implementierung aller 14 Anforderungen</text:p>
            </text:list-item>
            <text:list-item>
              <text:p text:style-name="P35">Testing und Debugging</text:p>
            </text:list-item>
            <text:list-item>
              <text:p text:style-name="P35">Binärdateien für Deployment</text:p>
            </text:list-item>
          </text:list>
        </text:list-item>
        <text:list-item>
          <text:p text:style-name="P33"><text:span text:style-name="T1">GUI Test Tool Erweiterung</text:span></text:p>
          <text:list text:style-name="L36">
            <text:list-item>
              <text:p text:style-name="P36">Angepasst an alle geänderten Funktionsbausteine</text:p>
            </text:list-item>
            <text:list-item>
              <text:p text:style-name="P36">LED-Steuerung für FB0, FB1, FB2, FB3 visualisiert und testbar</text:p>
            </text:list-item>
            <text:list-item>
              <text:p text:style-name="P36">Default-Werte anzeigen und setzen</text:p>
            </text:list-item>
            <text:list-item>
              <text:p text:style-name="P36">Baudrate-Sperre in FB3 testbar</text:p>
            </text:list-item>
            <text:list-item>
              <text:p text:style-name="P36">LED Offline Funktion (0x14)</text:p>
            </text:list-item>
            <text:list-item>
              <text:p text:style-name="P36">Funktionsbausteinwechsel testen</text:p>
            </text:list-item>
          </text:list>
        </text:list-item>
      </text:list>
      <text:p text:style-name="First_20_paragraph"><text:span text:style-name="T1">Hinweis:</text:span> Spezifikation V04-3 wird vom Kunden erstellt (siehe Konditionen)</text:p>
      <text:h text:style-name="Heading_20_2" text:outline-level="2"><text:bookmark-start text:name="zeitplan"/>Zeitplan<text:bookmark-end text:name="zeitplan"/></text:h>
      <text:p text:style-name="First_20_paragraph">Nach Auftragserteilung und Erfüllung der Konditionen:</text:p>
      <text:list text:style-name="L37">
        <text:list-item>
          <text:p text:style-name="P37"><text:span text:style-name="T1">Firmware-Implementierung:</text:span> 6-8 Werktage</text:p>
        </text:list-item>
        <text:list-item>
          <text:p text:style-name="P37"><text:span text:style-name="T1">GUI Test Tool Erweiterung:</text:span> 1-2 Werktage (parallel)</text:p>
        </text:list-item>
        <text:list-item>
          <text:p text:style-name="P37"><text:span text:style-name="T1">Testing und Debugging:</text:span> 1-2 Werktage</text:p>
        </text:list-item>
        <text:list-item>
          <text:p text:style-name="P37"><text:span text:style-name="T1">Dokumentation (optional):</text:span> 2-3 Werktage (parallel)</text:p>
        </text:list-item>
        <text:list-item>
          <text:p text:style-name="P37"><text:span text:style-name="T1">Review und Freigabe:</text:span> 1 Werktag</text:p>
        </text:list-item>
      </text:list>
      <text:p text:style-name="First_20_paragraph"><text:span text:style-name="T1">Gesamt: 8-12 Werktage</text:span></text:p>
      <text:p text:style-name="Text_20_body"><text:span text:style-name="T1">Voraussetzung:</text:span> Kunde hat Spezifikation V04-3 erstellt</text:p>
      <text:h text:style-name="Heading_20_2" text:outline-level="2"><text:bookmark-start text:name="garantie"/>Garantie<text:bookmark-end text:name="garantie"/></text:h>
      <text:p text:style-name="First_20_paragraph">Nach Abschluss garantieren wir:</text:p>
      <text:list text:style-name="L38">
        <text:list-item>
          <text:p text:style-name="P38">Alle 14 Anforderungen sind vollständig implementiert</text:p>
        </text:list-item>
        <text:list-item>
          <text:p text:style-name="P38">Das System unterstützt vollständig das Schreiben von Trailer-Blöcken inkl. ACCESS Bits</text:p>
        </text:list-item>
        <text:list-item>
          <text:p text:style-name="P38">Die Dokumentation ist korrekt und vollständig</text:p>
        </text:list-item>
        <text:list-item>
          <text:p text:style-name="P38">GUI Test Tool funktioniert mit allen Funktionsbausteinen</text:p>
        </text:list-item>
      </text:list>
      <text:p text:style-name="First_20_paragraph"><text:span text:style-name="T1">Voraussetzung:</text:span> Der vom Kunden vorgelegte Testplan wird erfolgreich durchlaufen.</text:p>
      <text:h text:style-name="Heading_20_2" text:outline-level="2"><text:bookmark-start text:name="annahme-und-mitwirkungspflichten"/>Annahme und Mitwirkungspflichten<text:bookmark-end text:name="annahme-und-mitwirkungspflichten"/></text:h>
      <text:p text:style-name="First_20_paragraph">Mit Auftragserteilung bestätigt der Kunde:</text:p>
      <text:list text:style-name="L39">
        <text:list-item>
          <text:p text:style-name="P39">☐ Bisherige Rechnung über Firmware wird beglichen</text:p>
        </text:list-item>
        <text:list-item>
          <text:p text:style-name="P39">☐ Testplan wird vor Abnahme vorgelegt </text:p>
        </text:list-item>
        <text:list-item>
          <text:p text:style-name="P39">☐ <text:span text:style-name="T1">Fehler werden mit GUI Test Tool nachvollzogen</text:span></text:p>
        </text:list-item>
        <text:list-item>
          <text:p text:style-name="P39">☐ <text:span text:style-name="T1">Spezifikation V04-3 wird vom Kunden erstellt</text:span> (ACCESS Bytes Punkt entfernen)</text:p>
        </text:list-item>
        <text:list-item>
          <text:p text:style-name="P39">☐ Zukünftige Issues nur über GitHub mit Templates</text:p>
        </text:list-item>
        <text:list-item>
          <text:p text:style-name="P39">☐ Optional: Erweiterte Dokumentation gewünscht: [ ] Ja [ ] Nein</text:p>
        </text:list-item>
      </text:list>
      <text:p text:style-name="Horizontal_20_Line"/>
      <text:p text:style-name="First_20_paragraph"><text:span text:style-name="T1">Angebotsgültig bis:</text:span> [Datum + 14 Tage]</text:p>
      <text:p text:style-name="Text_20_body"><text:span text:style-name="T1">Ansprechpartner:</text:span> [Ihr Name]</text:p>
      <text:p text:style-name="Text_20_body"><text:span text:style-name="T1">Datum:</text:span> [Heu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6-03-26T10:10:54Z</meta:creation-date>
    <dc:date>2026-03-26T10:10:54Z</dc:date>
  </office:meta>
</office:document-meta>
</file>